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.0693in" loext:contextual-spacing="false" fo:line-height="100%" fo:keep-together="auto" fo:orphans="0" fo:widows="0" fo:text-indent="0in" style:auto-text-indent="false" style:page-number="1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3" style:family="paragraph" style:parent-style-name="Standard">
      <style:paragraph-properties fo:margin-left="0.0693in" fo:margin-right="0.0693in" fo:margin-top="0.1772in" fo:margin-bottom="0.1772in" loext:contextual-spacing="false" fo:line-height="100%" fo:keep-together="auto" fo:orphans="0" fo:widows="0" fo:text-indent="0in" style:auto-text-indent="false" fo:keep-with-next="auto"/>
    </style:style>
    <style:style style:name="P4" style:family="paragraph" style:parent-style-name="Standard">
      <style:paragraph-properties fo:margin-left="0.0693in" fo:margin-right="0.0693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5" style:family="paragraph" style:parent-style-name="Heading_20_4">
      <style:paragraph-properties fo:margin-left="0.0693in" fo:margin-right="0.0693in" fo:margin-top="0in" fo:margin-bottom="0.0693in" loext:contextual-spacing="false" fo:line-height="100%" fo:keep-together="auto" fo:orphans="0" fo:widows="0" fo:text-indent="0in" style:auto-text-indent="false" fo:keep-with-next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3" style:family="text">
      <style:text-properties fo:color="#0000ee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the nartisan manifesto</text:span></text:p>
      <text:p text:style-name="P5"/>
      <text:p text:style-name="P3"><text:span text:style-name="T2">o manifesto do artesão de redes</text:span></text:p>
      <text:p text:style-name="P4"> <text:a xlink:type="simple" xlink:href="http://imaginarios.net/dpadua" text:style-name="Internet_20_link" text:visited-style-name="Visited_20_Internet_20_Link"><text:span text:style-name="T3">Daniel Pádua</text:span></text:a></text:p>
      <text:p text:style-name="P4"/>
      <text:p text:style-name="P4"><text:span text:style-name="T4">versão 1.1</text:span> </text:p>
      <text:p text:style-name="P4"> </text:p>
      <text:p text:style-name="P4">OUTLINE DO MANIFESTO </text:p>
      <text:p text:style-name="P4">O artesão emergente </text:p>
      <text:p text:style-name="P4">A rede conjurada </text:p>
      <text:p text:style-name="P4">As táticas improvisadas </text:p>
      <text:p text:style-name="P4">As ações sentidas </text:p>
      <text:p text:style-name="P4">Os exemplos notáveis (as crônicas nartisan) </text:p>
      <text:p text:style-name="P4">O despertar nartisan </text:p>
      <text:p text:style-name="P4"> </text:p>
      <text:p text:style-name="P4"><text:span text:style-name="T5">O artesão emergente</text:span> </text:p>
      <text:p text:style-name="P4"> </text:p>
      <text:p text:style-name="P4"><text:span text:style-name="T4">Nartisan</text:span> é a contração de <text:span text:style-name="T4">networks' artisan</text:span>, ou <text:span text:style-name="T5"><text:s/>artesão de redes</text:span>, se preferir. Ele é o impulso que move alguém para uma filosofia emergente de ação social disparada num estado de sensibilidade intensa e especificamente estranho às estruturas sociais de massa (escola, governo, igreja, indústria cultural, etc.): é o espírito de alguém cansado e agredido pela constante exigência de um raciocínio autoritário em suas relações, que revigorado pelas ações em rede em que mergulha, tende a empregar toda sua força na criação de novas tramas sociais. Novos emaranhados de interações descentralizadas, não-hierárquicas e emergentes, que mesmo durando um instante valem para o Nartisan mais do que uma vida de consenso, pela simples sensação de que seu olhar e sua expressão transformaram o mundo do outro. Mundo enquanto babel de mapeamentos psíquicos, que num jogo de sedução imprevisível, comovem e atraem. Destroem antigas associações e constroem novas redes. </text:p>
      <text:p text:style-name="P4"> </text:p>
      <text:p text:style-name="P4">O Nartisan vive marcado pelos carimbos imundos da instituição porque depende dela enquanto o jogo da sobrevivência é na base da troca. Por conta de sua fome e sede, o Nartisan precisa se torturar sob o machado que sempre pendeu sobre seu coração... pela mão chefe, do prefeito, do diretor de TV. Mas o Nartisan que se formou na brincadeira de roda da turma, na comunidade de programadores livres ou na ficção libertária de um sonho ou de um RPG cyberpunk, ele sente que o jogo pode seguir <text:span text:style-name="T5"><text:s/>outra</text:span> lógica. Ele sabe que a propriedade permite e expropriação. Que a rua é de todos e assim será enquanto durar o respeito mútuo nas brincadeiras. Seu único problema é que todas as ruas foram tomadas, e a maioria das outras pessoas preferiram esquecê-las a tomá-las dos ladrões. Para viver sua "outra lógica", o Nartisan torna-se um mago, um feiticeiro que na falta do espaço, cria suas "ruas" no tempo. Aproveitando as novas travessias para puxar assunto em pleno caminho, o Nartisan catalisa conversas que se tornam brincadeiras jogadas num ritmo diferente: o ritmo da passagem de cada um. </text:p>
      <text:p text:style-name="P4"> </text:p>
      <text:p text:style-name="P4">É o estado de espírito de espírito de uma pessoa que, agredida pelas estruturas autoritárias e centralizadoras[1], sente o impulso de construir caminhos alternativos, bases tecnológicas que sirvam de espaço livre para a ação desejada mas negligenciada pelas autoridades/comandos no poder. </text:p>
      <text:p text:style-name="P4"> </text:p>
      <text:p text:style-name="P4">O artesão de redes compactua com as autoridades/controles na medida em que, para obter uma base mínima de vida, precisa jogar na lógica das trocas[2] com o poder estabelecido. Mas ele vive outra lógica – a do compartilhamento, o mutirão improvisado – e a sensação de que a rede pode libertar sua ação o empurra para fazer o que precisa, pelas próprias mãos. Na rede, onde o básico é gerado em colaboração autônoma e voluntária, onde as pessoas escolhem suas responsabilidades de acordo com seus sentimentos, o nartisan experimenta uma outra ética, menos permeada pelos preconceitos que impregnam as táticas de troca, que também contribui para movê-lo. Assim, a experiência da rede colaborativa, enquanto existe, alimenta a esperança do artesão por uma lógica diferente de convívio humano. </text:p>
      <text:p text:style-name="P4"><text:soft-page-break/> </text:p>
      <text:p text:style-name="P4"><text:span text:style-name="T5">A rede conjurada</text:span> </text:p>
      <text:p text:style-name="P4"> </text:p>
      <text:p text:style-name="P4">A rede, o artesão sente como sendo qualquer espaço de interação onde suas ações são medidas e direcionadas apenas por ele mesmo, e não por outro elemento deste espaço. Na rede ele se joga em sua vontade e se responsabiliza pelo que acontecer. Responsabilidade diante de si mesmo, e não diante de algum outro. Para que, da sinceridade de seus atos, aprenda a combinar ações com os outros, também sinceros. </text:p>
      <text:p text:style-name="P4"> </text:p>
      <text:p text:style-name="P4">A rede pode ser vista como um conjunto de três partes... sua condição física, seu esquema lógico, e as próprias interações que se desenrolam sobre ela. </text:p>
      <text:p text:style-name="P4"> </text:p>
      <text:p text:style-name="P4"><text:span text:style-name="T5">As táticas improvisadas</text:span> </text:p>
      <text:p text:style-name="P4"> </text:p>
      <text:p text:style-name="P4">Na busca pela rede que suporte a interação ansiada, o artesão lança mão de todas as táticas [visão técnica] que a criatividade consegue conjurar. De sinais de fumaça, a copos de iogurte ligados por barbante, a computadores reciclados ligados em rede. Do lixo à comida plantada na sacada do apartamento. Não importa a tecnologia contando que sua demanda de sentimento seja resolvida. </text:p>
      <text:p text:style-name="P4"> </text:p>
      <text:p text:style-name="P4">Ao conjurar suas redes através destas táticas diversas, o nartisan percebe que o uso persistente de uma tecnologia enfraquece sua capacidade de criar novas redes, pois elas podem se desatualizar em relação às sub-redes que emergem em seu seio e ao seu redor. Técnica, meio, formato, são eternas variáveis com as quais o espírito nartisan brinca para imaginar pontes não-controladas entre as pessoas. </text:p>
      <text:p text:style-name="P4"> </text:p>
      <text:p text:style-name="P4"><text:span text:style-name="T5">As ações sentidas</text:span> </text:p>
      <text:p text:style-name="P4"> </text:p>
      <text:p text:style-name="P4">Usando as redes, o nartisan pode fazer coisas boas ou ruins para os que estão à sua volta. As ações desencadeadas numa rede podem ser muito diversas em vários aspectos. </text:p>
      <text:p text:style-name="P4"> </text:p>
      <text:p text:style-name="P4"><text:span text:style-name="T5">Os exemplos notáveis (as crônicas nartisan)</text:span> </text:p>
      <text:p text:style-name="P4"> </text:p>
      <text:p text:style-name="P4">Paulo de Tarso, grandes políticos e interlocutores, cientistas e inventores, improvisadores, etc. </text:p>
      <text:p text:style-name="P4"> </text:p>
      <text:p text:style-name="P4"><text:span text:style-name="T5">O despertar nartisan</text:span> </text:p>
      <text:p text:style-name="P4"> </text:p>
      <text:p text:style-name="P4">A condição nartisan emerge quando chegou a hora de você agir por conta própria, e se dá conta de que os instrumentos ao seu alcance foram conquistados há tempos e agora são oferecidos a você como uma forma de te controlar. Neste momento, a necessidade impulsionada pelo incoformismo acende a fagulha da criatividade, e o artesão enxerga instrumentos alternativos dispersos pelo espaço, ignorados pela autoridade/controle. E através suas técnicas improvisadas faz acontecer o que busca.  </text:p>
      <text:p text:style-name="P4"> </text:p>
      <text:p text:style-name="P4">Muitas vezes diante do controle das coisas que queremos usar, deixamos para lá porque a necessidade da ação não era imensa. E pouco a pouco, este comportamento nos domestica. O espírito nartisan parece algo cada vez maiss distante de nossas reais personalidades. Mas ele ainda está lá. </text:p>
      <text:p text:style-name="P4"><text:soft-page-break/> </text:p>
      <text:p text:style-name="P4">Mexa essa bunda gorda e crie suas redes. Encontre os instrumentos alternativos e crie as táticas de que precisa. Seja um camaleão tecnológico. Um ciborgue movido pela própria poesia. </text:p>
      <text:p text:style-name="P4">[1] o artesão não é movido pela destruição da autoridade, mas pelo vislumbre da liberdade de agir a seu m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Verdana" fo:font-size="10pt" fo:language="en" fo:country="US" style:letter-kerning="tru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margin-left="0.0626in" fo:margin-right="0.0626in" fo:margin-top="0.0626in" fo:margin-bottom="0.0626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color="#000000" style:font-name="Verdana" fo:font-size="10pt" fo:language="en" fo:country="US" style:letter-kerning="tru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true" fo:line-height="100%" fo:keep-together="always" fo:text-indent="0in" style:auto-text-indent="false" fo:keep-with-next="always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true" fo:line-height="100%" fo:keep-together="always" fo:text-indent="0in" style:auto-text-indent="false" fo:keep-with-next="always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true" fo:line-height="100%" fo:keep-together="always" fo:text-indent="0in" style:auto-text-indent="false" fo:keep-with-next="always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true" fo:line-height="100%" fo:keep-together="always" fo:text-indent="0in" style:auto-text-indent="false" fo:keep-with-next="always"/>
      <style:text-properties fo:font-style="normal" fo:font-weight="bold" style:font-style-asian="normal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true" fo:line-height="100%" fo:keep-together="always" fo:text-indent="0in" style:auto-text-indent="false" fo:keep-with-next="always"/>
      <style:text-properties fo:font-size="8pt" fo:font-style="normal" fo:font-weight="bold" style:font-size-asian="8pt" style:font-style-asian="normal" style:font-weight-asian="bold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true" fo:line-height="100%" fo:keep-together="always" fo:text-indent="0in" style:auto-text-indent="false" fo:keep-with-next="always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1" meta:word-count="992" meta:character-count="6198" meta:non-whitespace-character-count="5184"/>
    <meta:generator>LibreOfficeDev/5.1.0.3$Linux_X86_64 LibreOffice_project/</meta:generator>
  </office:meta>
</office:document-meta>
</file>